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ntarell" svg:font-family="Cantarell" style:font-adornments="Regular"/>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6"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7" style:family="paragraph" style:parent-style-name="Text_20_body">
      <style:paragraph-properties>
        <style:tab-stops>
          <style:tab-stop style:position="1.302cm"/>
        </style:tab-stops>
      </style:paragraph-properties>
      <style:text-properties style:font-name="Cambria2" fo:font-size="15pt" style:font-size-asian="15pt" style:font-size-complex="15pt"/>
    </style:style>
    <style:style style:name="P8" style:family="paragraph" style:parent-style-name="Text_20_body">
      <style:text-properties officeooo:paragraph-rsid="00beaddb"/>
    </style:style>
    <style:style style:name="P9" style:family="paragraph" style:parent-style-name="Text_20_body">
      <style:text-properties fo:font-style="normal" officeooo:rsid="00c41d25" officeooo:paragraph-rsid="00cb7a0a" style:font-style-asian="normal" style:font-style-complex="normal"/>
    </style:style>
    <style:style style:name="P10" style:family="paragraph" style:parent-style-name="Text_20_body">
      <style:text-properties fo:font-style="normal" officeooo:rsid="00beaddb" officeooo:paragraph-rsid="00beaddb" style:font-style-asian="normal" style:font-style-complex="normal"/>
    </style:style>
    <style:style style:name="P11" style:family="paragraph" style:parent-style-name="Text_20_body">
      <style:text-properties fo:font-style="normal" officeooo:rsid="00c8cd9e" officeooo:paragraph-rsid="00c8cd9e" style:font-style-asian="normal" style:font-style-complex="normal"/>
    </style:style>
    <style:style style:name="P12" style:family="paragraph" style:parent-style-name="Text_20_body">
      <style:text-properties fo:font-style="normal" officeooo:rsid="00c8cd9e" officeooo:paragraph-rsid="00d60c6d" style:font-style-asian="normal" style:font-style-complex="normal"/>
    </style:style>
    <style:style style:name="P13" style:family="paragraph" style:parent-style-name="Text_20_body">
      <style:text-properties fo:font-style="normal" officeooo:rsid="00d90baf" officeooo:paragraph-rsid="00d90baf" style:font-style-asian="normal" style:font-style-complex="normal"/>
    </style:style>
    <style:style style:name="P14" style:family="paragraph" style:parent-style-name="Text_20_body">
      <style:text-properties officeooo:paragraph-rsid="00c9db84"/>
    </style:style>
    <style:style style:name="P15" style:family="paragraph" style:parent-style-name="Text_20_body">
      <style:text-properties officeooo:paragraph-rsid="00ce1d76"/>
    </style:style>
    <style:style style:name="P16" style:family="paragraph" style:parent-style-name="Text_20_body">
      <style:text-properties officeooo:rsid="010eda4f" officeooo:paragraph-rsid="010eda4f"/>
    </style:style>
    <style:style style:name="P17" style:family="paragraph" style:parent-style-name="Text_20_body">
      <style:text-properties officeooo:paragraph-rsid="010eda4f"/>
    </style:style>
    <style:style style:name="P18" style:family="paragraph" style:parent-style-name="Text_20_body">
      <style:text-properties officeooo:paragraph-rsid="01107445"/>
    </style:style>
    <style:style style:name="P19" style:family="paragraph" style:parent-style-name="Text_20_body">
      <style:text-properties officeooo:rsid="011a35eb" officeooo:paragraph-rsid="011a35eb"/>
    </style:style>
    <style:style style:name="P20" style:family="paragraph" style:parent-style-name="Text_20_body">
      <style:text-properties officeooo:rsid="011a7e4f" officeooo:paragraph-rsid="011a7e4f"/>
    </style:style>
    <style:style style:name="P21" style:family="paragraph" style:parent-style-name="Table_20_Contents">
      <style:text-properties style:font-name="DejaVu Sans Mono" officeooo:rsid="00c6f1bc" officeooo:paragraph-rsid="00cb7a0a"/>
    </style:style>
    <style:style style:name="P22" style:family="paragraph" style:parent-style-name="Table_20_Contents">
      <style:text-properties style:font-name="DejaVu Sans Mono" officeooo:rsid="00c6f1bc" officeooo:paragraph-rsid="00feda13"/>
    </style:style>
    <style:style style:name="P23" style:family="paragraph" style:parent-style-name="Table_20_Contents">
      <style:text-properties style:font-name="DejaVu Sans Mono" officeooo:rsid="00c41d25" officeooo:paragraph-rsid="00feda13"/>
    </style:style>
    <style:style style:name="P24" style:family="paragraph" style:parent-style-name="Table_20_Contents">
      <style:text-properties style:font-name="DejaVu Sans Mono" officeooo:rsid="00c57996" officeooo:paragraph-rsid="00feda13"/>
    </style:style>
    <style:style style:name="P25" style:family="paragraph" style:parent-style-name="Table_20_Contents">
      <style:text-properties style:font-name="Cambria2" officeooo:rsid="00c41d25" officeooo:paragraph-rsid="00cb7a0a"/>
    </style:style>
    <style:style style:name="P26" style:family="paragraph" style:parent-style-name="Table_20_Contents">
      <style:paragraph-properties fo:text-align="center" style:justify-single-word="false"/>
      <style:text-properties style:font-name="Cambria2" fo:font-weight="bold" officeooo:rsid="00c41d25" officeooo:paragraph-rsid="00cb7a0a" style:font-weight-asian="bold" style:font-weight-complex="bold"/>
    </style:style>
    <style:style style:name="P27" style:family="paragraph" style:parent-style-name="Table_20_Contents">
      <style:paragraph-properties fo:text-align="center" style:justify-single-word="false"/>
      <style:text-properties style:font-name="Cambria2" fo:font-weight="bold" officeooo:rsid="00feda13" officeooo:paragraph-rsid="00feda13" style:font-weight-asian="bold" style:font-weight-complex="bold"/>
    </style:style>
    <style:style style:name="P28" style:family="paragraph" style:parent-style-name="Table_20_Contents">
      <style:text-properties style:font-name="Cambria2" officeooo:rsid="00feda13" officeooo:paragraph-rsid="00feda13"/>
    </style:style>
    <style:style style:name="P29" style:family="paragraph" style:parent-style-name="Standard">
      <style:paragraph-properties>
        <style:tab-stops>
          <style:tab-stop style:position="1.302cm"/>
        </style:tab-stops>
      </style:paragraph-properties>
    </style:style>
    <style:style style:name="P30" style:family="paragraph" style:parent-style-name="Standard">
      <style:text-properties style:font-name="Cambria2" fo:font-size="15pt" fo:language="en" fo:country="US" style:font-size-asian="15pt" style:font-size-complex="15pt"/>
    </style:style>
    <style:style style:name="P31" style:family="paragraph" style:parent-style-name="Heading_20_3">
      <style:text-properties officeooo:rsid="00ce1d76" officeooo:paragraph-rsid="00ce1d76"/>
    </style:style>
    <style:style style:name="P32" style:family="paragraph" style:parent-style-name="Heading_20_3">
      <style:text-properties officeooo:paragraph-rsid="00cb7a0a"/>
    </style:style>
    <style:style style:name="P33" style:family="paragraph" style:parent-style-name="Standard">
      <style:paragraph-properties fo:margin-top="0cm" fo:margin-bottom="0.21cm" loext:contextual-spacing="false" fo:text-align="center" style:justify-single-word="false" fo:break-before="page" fo:padding="0.074cm" fo:border-left="none" fo:border-right="none" fo:border-top="none" fo:border-bottom="0.06pt solid #000000" style:join-border="false"/>
      <style:text-properties style:font-name="Cambria2" fo:font-size="28pt" fo:font-weight="bold" officeooo:paragraph-rsid="01201131" style:font-size-asian="24.5pt" style:font-weight-asian="bold" style:font-size-complex="28pt" style:font-weight-complex="bold"/>
    </style:style>
    <style:style style:name="P34" style:family="paragraph" style:parent-style-name="Standard" style:list-style-name="L17">
      <style:paragraph-properties fo:margin-top="0cm" fo:margin-bottom="0.21cm" loext:contextual-spacing="false" fo:line-height="100%" fo:text-align="start" style:justify-single-word="false"/>
      <style:text-properties style:font-name="Cambria2" fo:font-size="14pt" fo:font-weight="bold" officeooo:rsid="00090e62" officeooo:paragraph-rsid="01201131" style:font-size-asian="12.25pt" style:font-weight-asian="bold" style:font-size-complex="14pt" style:font-weight-complex="bold"/>
    </style:style>
    <style:style style:name="P35" style:family="paragraph" style:parent-style-name="Standard" style:list-style-name="L21">
      <style:paragraph-properties fo:margin-top="0cm" fo:margin-bottom="0.21cm" loext:contextual-spacing="false" fo:line-height="100%" fo:text-align="start" style:justify-single-word="false"/>
      <style:text-properties style:font-name="Cambria2" fo:font-size="14pt" fo:font-weight="normal" officeooo:rsid="00090e62" officeooo:paragraph-rsid="01201131" style:font-size-asian="12.25pt" style:font-weight-asian="normal" style:font-size-complex="14pt" style:font-weight-complex="normal"/>
    </style:style>
    <style:style style:name="P36" style:family="paragraph" style:parent-style-name="Standard" style:list-style-name="L21">
      <style:paragraph-properties fo:margin-top="0cm" fo:margin-bottom="0.21cm" loext:contextual-spacing="false" fo:line-height="100%" fo:text-align="start" style:justify-single-word="false"/>
      <style:text-properties style:font-name="Times New Roman" fo:font-size="14pt" fo:font-weight="normal" officeooo:rsid="00090e62" officeooo:paragraph-rsid="01201131" style:font-size-asian="12.25pt" style:font-weight-asian="normal" style:font-size-complex="14pt" style:font-weight-complex="normal"/>
    </style:style>
    <style:style style:name="P37" style:family="paragraph" style:parent-style-name="Standard" style:list-style-name="L22">
      <style:paragraph-properties fo:margin-top="0cm" fo:margin-bottom="0.21cm" loext:contextual-spacing="false" fo:line-height="100%" fo:text-align="start" style:justify-single-word="false"/>
      <style:text-properties officeooo:paragraph-rsid="0120bae9"/>
    </style:style>
    <style:style style:name="P38"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39"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0ab2011" style:font-size-asian="20pt" style:font-name-complex="Cambria3" style:font-size-complex="20pt"/>
    </style:style>
    <style:style style:name="P40"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0b3fa63" officeooo:paragraph-rsid="00b3fa63" style:font-size-asian="28pt" style:font-weight-asian="bold" style:font-size-complex="28pt" style:font-weight-complex="bold"/>
    </style:style>
    <style:style style:name="P41"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42" style:family="paragraph" style:parent-style-name="Heading_20_2">
      <style:text-properties officeooo:rsid="00f1ced3" officeooo:paragraph-rsid="00f1ced3"/>
    </style:style>
    <style:style style:name="P43" style:family="paragraph" style:parent-style-name="Heading_20_2">
      <style:text-properties officeooo:rsid="00f33ad1" officeooo:paragraph-rsid="00f33ad1"/>
    </style:style>
    <style:style style:name="P44" style:family="paragraph" style:parent-style-name="Heading_20_2">
      <style:text-properties officeooo:rsid="010eda4f" officeooo:paragraph-rsid="010eda4f"/>
    </style:style>
    <style:style style:name="P45" style:family="paragraph" style:parent-style-name="Heading_20_2">
      <style:text-properties officeooo:rsid="00f5e026" officeooo:paragraph-rsid="00f5e026"/>
    </style:style>
    <style:style style:name="P46" style:family="paragraph" style:parent-style-name="Heading_20_2">
      <style:text-properties officeooo:rsid="00f70533" officeooo:paragraph-rsid="00f70533"/>
    </style:style>
    <style:style style:name="P47" style:family="paragraph" style:parent-style-name="Heading_20_2">
      <style:text-properties officeooo:rsid="00cb7a0a" officeooo:paragraph-rsid="00cb7a0a"/>
    </style:style>
    <style:style style:name="P48" style:family="paragraph" style:parent-style-name="Heading_20_2">
      <style:text-properties officeooo:rsid="00beaddb" officeooo:paragraph-rsid="00beaddb"/>
    </style:style>
    <style:style style:name="P49" style:family="paragraph" style:parent-style-name="Heading_20_2">
      <style:text-properties officeooo:rsid="00c9db84" officeooo:paragraph-rsid="00c9db84"/>
    </style:style>
    <style:style style:name="P50" style:family="paragraph" style:parent-style-name="List_20_Paragraph" style:list-style-name="L24">
      <style:paragraph-properties fo:text-align="justify" style:justify-single-word="false">
        <style:tab-stops>
          <style:tab-stop style:position="8.001cm"/>
        </style:tab-stops>
      </style:paragraph-properties>
      <style:text-properties officeooo:paragraph-rsid="01201131"/>
    </style:style>
    <style:style style:name="P51" style:family="paragraph" style:parent-style-name="List_20_Paragraph" style:list-style-name="L24">
      <style:paragraph-properties fo:text-align="justify" style:justify-single-word="false">
        <style:tab-stops>
          <style:tab-stop style:position="8.001cm"/>
        </style:tab-stops>
      </style:paragraph-properties>
      <style:text-properties style:font-name="Cambria2" fo:font-size="15pt" fo:language="en" fo:country="US" officeooo:paragraph-rsid="01201131" style:font-size-asian="15pt" style:font-name-complex="Cambria3"/>
    </style:style>
    <style:style style:name="P52"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53" style:family="paragraph" style:parent-style-name="List_20_Paragraph" style:list-style-name="L21">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090e62" officeooo:paragraph-rsid="01201131" style:font-size-asian="15pt" style:font-weight-asian="normal" style:font-name-complex="Cambria3" style:font-size-complex="14pt" style:font-weight-complex="normal"/>
    </style:style>
    <style:style style:name="P54" style:family="paragraph" style:parent-style-name="List_20_Paragraph" style:list-style-name="L22">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090e62" officeooo:paragraph-rsid="01201131" style:font-size-asian="15pt" style:font-weight-asian="normal" style:font-name-complex="Cambria3" style:font-size-complex="14pt" style:font-weight-complex="normal"/>
    </style:style>
    <style:style style:name="P55" style:family="paragraph" style:parent-style-name="List_20_Paragraph" style:list-style-name="L17">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bold" officeooo:rsid="00090e62" officeooo:paragraph-rsid="01201131" style:font-size-asian="15pt" style:font-weight-asian="bold" style:font-name-complex="Cambria3" style:font-size-complex="14pt" style:font-weight-complex="bold"/>
    </style:style>
    <style:style style:name="P56" style:family="paragraph" style:parent-style-name="List_20_Paragraph" style:list-style-name="L17">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bold" officeooo:rsid="00882653" officeooo:paragraph-rsid="01201131" style:font-size-asian="15pt" style:font-weight-asian="bold" style:font-name-complex="Cambria3" style:font-size-complex="14pt" style:font-weight-complex="bold"/>
    </style:style>
    <style:style style:name="P57" style:family="paragraph" style:parent-style-name="List_20_Paragraph" style:list-style-name="L21">
      <style:paragraph-properties fo:margin-top="0cm" fo:margin-bottom="0.21cm" loext:contextual-spacing="false" fo:line-height="100%" fo:text-align="justify" style:justify-single-word="false">
        <style:tab-stops>
          <style:tab-stop style:position="8.001cm"/>
        </style:tab-stops>
      </style:paragraph-properties>
      <style:text-properties style:font-name="Times New Roman" fo:font-size="14pt" fo:font-weight="normal" officeooo:rsid="00090e62" officeooo:paragraph-rsid="01201131" style:font-size-asian="12.25pt" style:font-weight-asian="normal" style:font-size-complex="14pt" style:font-weight-complex="normal"/>
    </style:style>
    <style:style style:name="P58" style:family="paragraph" style:parent-style-name="List_20_Paragraph" style:list-style-name="L24">
      <style:paragraph-properties fo:margin-left="0cm" fo:margin-right="0cm" fo:text-align="justify" style:justify-single-word="false" fo:text-indent="0cm" style:auto-text-indent="false">
        <style:tab-stops>
          <style:tab-stop style:position="8.001cm"/>
        </style:tab-stops>
      </style:paragraph-properties>
      <style:text-properties style:font-name="Cambria2" fo:font-size="15pt" fo:language="en" fo:country="US" officeooo:paragraph-rsid="01201131" style:font-size-asian="15pt" style:font-name-complex="Cambria3"/>
    </style:style>
    <style:style style:name="P59" style:family="paragraph" style:parent-style-name="Text_20_body" style:list-style-name="L1"/>
    <style:style style:name="P60" style:family="paragraph" style:parent-style-name="Text_20_body" style:list-style-name="L1">
      <style:text-properties style:font-name="Cambria2" fo:font-size="15pt" style:font-size-asian="15pt" style:font-size-complex="15pt"/>
    </style:style>
    <style:style style:name="P61" style:family="paragraph" style:parent-style-name="Text_20_body" style:list-style-name="L1">
      <style:text-properties style:font-name="Cambria2" fo:font-size="15pt" officeooo:paragraph-rsid="00ecb78d" style:font-size-asian="15pt" style:font-size-complex="15pt"/>
    </style:style>
    <style:style style:name="P62" style:family="paragraph" style:parent-style-name="Text_20_body" style:list-style-name="L2"/>
    <style:style style:name="P63" style:family="paragraph" style:parent-style-name="Text_20_body" style:list-style-name="L3"/>
    <style:style style:name="P64" style:family="paragraph" style:parent-style-name="Text_20_body" style:list-style-name="L4">
      <style:text-properties officeooo:rsid="010eda4f" officeooo:paragraph-rsid="010eda4f"/>
    </style:style>
    <style:style style:name="P65" style:family="paragraph" style:parent-style-name="Text_20_body" style:list-style-name="L5">
      <style:text-properties officeooo:rsid="010eda4f" officeooo:paragraph-rsid="010eda4f"/>
    </style:style>
    <style:style style:name="P66" style:family="paragraph" style:parent-style-name="Text_20_body">
      <style:text-properties officeooo:rsid="010eda4f" officeooo:paragraph-rsid="010eda4f"/>
    </style:style>
    <style:style style:name="P67" style:family="paragraph" style:parent-style-name="Text_20_body" style:list-style-name="L6"/>
    <style:style style:name="P68" style:family="paragraph" style:parent-style-name="Text_20_body" style:list-style-name="L7"/>
    <style:style style:name="P69" style:family="paragraph" style:parent-style-name="Text_20_body" style:list-style-name="L8"/>
    <style:style style:name="P70" style:family="paragraph" style:parent-style-name="Text_20_body" style:list-style-name="L9">
      <style:text-properties fo:font-style="normal" officeooo:rsid="00c8cd9e" officeooo:paragraph-rsid="00cee007" style:font-style-asian="normal" style:font-style-complex="normal"/>
    </style:style>
    <style:style style:name="P71" style:family="paragraph" style:parent-style-name="Text_20_body" style:list-style-name="L10">
      <style:text-properties fo:font-style="normal" officeooo:rsid="00c41d25" officeooo:paragraph-rsid="00cb7a0a" style:font-style-asian="normal" style:font-style-complex="normal"/>
    </style:style>
    <style:style style:name="P72" style:family="paragraph" style:parent-style-name="Text_20_body" style:list-style-name="L12">
      <style:text-properties fo:font-style="normal" officeooo:rsid="00d90baf" officeooo:paragraph-rsid="00d90baf" style:font-style-asian="normal" style:font-style-complex="normal"/>
    </style:style>
    <style:style style:name="P73" style:family="paragraph" style:parent-style-name="Text_20_body" style:list-style-name="L10">
      <style:text-properties officeooo:rsid="00c1c8ba" officeooo:paragraph-rsid="00cb7a0a"/>
    </style:style>
    <style:style style:name="P74" style:family="paragraph" style:parent-style-name="Text_20_body" style:list-style-name="L10">
      <style:text-properties officeooo:rsid="00c41d25" officeooo:paragraph-rsid="00cb7a0a"/>
    </style:style>
    <style:style style:name="P75" style:family="paragraph" style:parent-style-name="Text_20_body" style:list-style-name="L11">
      <style:text-properties officeooo:rsid="00cb7a0a" officeooo:paragraph-rsid="00e0a62d"/>
    </style:style>
    <style:style style:name="P76" style:family="paragraph" style:parent-style-name="Text_20_body" style:list-style-name="L12">
      <style:text-properties officeooo:rsid="00cb7a0a" officeooo:paragraph-rsid="00cb7a0a"/>
    </style:style>
    <style:style style:name="P77" style:family="paragraph" style:parent-style-name="Text_20_body" style:list-style-name="L12">
      <style:text-properties officeooo:rsid="00d90baf" officeooo:paragraph-rsid="00d90baf"/>
    </style:style>
    <style:style style:name="P78" style:family="paragraph" style:parent-style-name="Text_20_body" style:list-style-name="L13">
      <style:text-properties officeooo:paragraph-rsid="011a35eb"/>
    </style:style>
    <style:style style:name="P79" style:family="paragraph" style:parent-style-name="Text_20_body" style:list-style-name="L13">
      <style:text-properties officeooo:rsid="011a35eb" officeooo:paragraph-rsid="011a35eb"/>
    </style:style>
    <style:style style:name="P80" style:family="paragraph" style:parent-style-name="Text_20_body" style:list-style-name="L15">
      <style:text-properties officeooo:rsid="011a35eb" officeooo:paragraph-rsid="011a35eb"/>
    </style:style>
    <style:style style:name="P81" style:family="paragraph" style:parent-style-name="Text_20_body" style:list-style-name="L13">
      <style:text-properties officeooo:rsid="011a7e4f" officeooo:paragraph-rsid="011a7e4f"/>
    </style:style>
    <style:style style:name="P82" style:family="paragraph" style:parent-style-name="Text_20_body" style:list-style-name="L15">
      <style:text-properties officeooo:rsid="011a7e4f" officeooo:paragraph-rsid="011a7e4f"/>
    </style:style>
    <style:style style:name="P83" style:family="paragraph" style:parent-style-name="Text_20_body" style:list-style-name="L14">
      <style:text-properties officeooo:rsid="0106996d" officeooo:paragraph-rsid="0106996d"/>
    </style:style>
    <style:style style:name="P84" style:family="paragraph" style:parent-style-name="Text_20_body" style:list-style-name="L14">
      <style:text-properties officeooo:rsid="01099f62" officeooo:paragraph-rsid="01099f62"/>
    </style:style>
    <style:style style:name="P85" style:family="paragraph" style:parent-style-name="Text_20_body" style:list-style-name="L14">
      <style:text-properties officeooo:rsid="010b28d7" officeooo:paragraph-rsid="010b28d7"/>
    </style:style>
    <style:style style:name="P86" style:family="paragraph" style:parent-style-name="Text_20_body" style:list-style-name="L14">
      <style:text-properties officeooo:rsid="010b33e4" officeooo:paragraph-rsid="010b33e4"/>
    </style:style>
    <style:style style:name="P87" style:family="paragraph" style:parent-style-name="Text_20_body" style:list-style-name="L14">
      <style:text-properties officeooo:rsid="010be341" officeooo:paragraph-rsid="010be341"/>
    </style:style>
    <style:style style:name="P88" style:family="paragraph" style:parent-style-name="Text_20_body" style:list-style-name="L15">
      <style:text-properties officeooo:rsid="011aa4c4" officeooo:paragraph-rsid="011aa4c4"/>
    </style:style>
    <style:style style:name="P89" style:family="paragraph" style:parent-style-name="Text_20_body">
      <style:text-properties officeooo:paragraph-rsid="01107445"/>
    </style:style>
    <style:style style:name="P90" style:family="paragraph" style:parent-style-name="Text_20_body">
      <style:text-properties officeooo:paragraph-rsid="010eda4f"/>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style:style>
    <style:style style:name="T3" style:family="text">
      <style:text-properties style:font-name="Cambria2" fo:font-size="15pt" fo:language="en" fo:country="US" style:font-size-asian="15pt" style:font-size-complex="15pt"/>
    </style:style>
    <style:style style:name="T4" style:family="text">
      <style:text-properties style:font-name="Cambria2" fo:font-size="15pt" fo:language="en" fo:country="US" style:font-size-asian="15pt" style:font-name-complex="Cambria3"/>
    </style:style>
    <style:style style:name="T5" style:family="text">
      <style:text-properties style:font-name="Cambria2" fo:font-size="15pt" fo:language="en" fo:country="US" officeooo:rsid="007f2370" style:font-size-asian="15pt" style:font-name-complex="Cambria3"/>
    </style:style>
    <style:style style:name="T6" style:family="text">
      <style:text-properties style:font-name="Cambria2" fo:font-size="15pt" fo:language="en" fo:country="US" officeooo:rsid="0085c9fc" style:font-size-asian="15pt" style:font-name-complex="Cambria3"/>
    </style:style>
    <style:style style:name="T7" style:family="text">
      <style:text-properties style:font-name="Cambria2" fo:font-size="15pt" fo:language="en" fo:country="US" officeooo:rsid="008ee41c" style:font-size-asian="15pt" style:font-name-complex="Cambria3"/>
    </style:style>
    <style:style style:name="T8" style:family="text">
      <style:text-properties style:font-name="Cambria2" fo:font-size="15pt" fo:language="en" fo:country="US" fo:font-weight="normal" officeooo:rsid="00882653" style:font-size-asian="15pt" style:font-weight-asian="normal" style:font-name-complex="Cambria3" style:font-size-complex="14pt" style:font-weight-complex="normal"/>
    </style:style>
    <style:style style:name="T9" style:family="text">
      <style:text-properties style:font-name="Cambria2" fo:font-size="15pt" style:font-size-asian="15pt" style:font-size-complex="15pt"/>
    </style:style>
    <style:style style:name="T10" style:family="text">
      <style:text-properties style:font-name="Cambria2" fo:font-size="28pt" style:font-size-asian="28pt" style:font-size-complex="28pt"/>
    </style:style>
    <style:style style:name="T11" style:family="text">
      <style:text-properties style:font-name="Cambria2" fo:font-size="28pt" officeooo:rsid="00b1ff54" style:font-size-asian="28pt" style:font-size-complex="28pt"/>
    </style:style>
    <style:style style:name="T12" style:family="text">
      <style:text-properties style:font-name="Cambria2" fo:font-size="25pt" fo:font-weight="bold" officeooo:rsid="0003a55e" style:font-size-asian="25pt" style:font-weight-asian="bold" style:font-size-complex="25pt" style:font-weight-complex="bold"/>
    </style:style>
    <style:style style:name="T13" style:family="text">
      <style:text-properties style:font-name="Cambria2" fo:font-size="25pt" officeooo:rsid="0003a55e" style:font-size-asian="25pt" style:font-size-complex="25pt"/>
    </style:style>
    <style:style style:name="T14" style:family="text">
      <style:text-properties style:font-name="Cambria2" fo:font-size="25pt" officeooo:rsid="006ee471" style:font-size-asian="25pt" style:font-size-complex="25pt"/>
    </style:style>
    <style:style style:name="T15"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16" style:family="text">
      <style:text-properties style:font-name="Cambria2" fo:font-size="25pt" fo:language="en" fo:country="US" officeooo:rsid="006ee471" style:font-size-asian="25pt" style:font-name-complex="Cambria3" style:font-size-complex="25pt"/>
    </style:style>
    <style:style style:name="T17" style:family="text">
      <style:text-properties style:font-name="Cambria2" fo:font-size="14pt" fo:font-weight="normal" officeooo:rsid="006f7f3b" style:font-size-asian="12.25pt" style:font-weight-asian="normal" style:font-size-complex="14pt" style:font-weight-complex="normal"/>
    </style:style>
    <style:style style:name="T18" style:family="text">
      <style:text-properties style:font-name="Cambria2" fo:font-size="14pt" fo:font-weight="normal" officeooo:rsid="0120bae9" style:font-size-asian="12.25pt" style:font-weight-asian="normal" style:font-size-complex="14pt" style:font-weight-complex="normal"/>
    </style:style>
    <style:style style:name="T19" style:family="text">
      <style:text-properties fo:language="en" fo:country="US"/>
    </style:style>
    <style:style style:name="T20" style:family="text">
      <style:text-properties officeooo:rsid="00ab66d6"/>
    </style:style>
    <style:style style:name="T21" style:family="text">
      <style:text-properties officeooo:rsid="00beaddb"/>
    </style:style>
    <style:style style:name="T22" style:family="text">
      <style:text-properties fo:font-style="italic" style:font-style-asian="italic" style:font-style-complex="italic"/>
    </style:style>
    <style:style style:name="T23" style:family="text">
      <style:text-properties fo:font-style="italic" officeooo:rsid="00beaddb" style:font-style-asian="italic" style:font-style-complex="italic"/>
    </style:style>
    <style:style style:name="T24" style:family="text">
      <style:text-properties fo:font-style="italic" officeooo:rsid="00c03313" style:font-style-asian="italic" style:font-style-complex="italic"/>
    </style:style>
    <style:style style:name="T25" style:family="text">
      <style:text-properties fo:font-style="italic" officeooo:rsid="00c8cd9e" style:font-style-asian="italic" style:font-style-complex="italic"/>
    </style:style>
    <style:style style:name="T26" style:family="text">
      <style:text-properties fo:font-style="italic" officeooo:rsid="00d90baf"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beaddb" style:font-style-asian="normal" style:font-style-complex="normal"/>
    </style:style>
    <style:style style:name="T29" style:family="text">
      <style:text-properties fo:font-style="normal" officeooo:rsid="00c03313" style:font-style-asian="normal" style:font-style-complex="normal"/>
    </style:style>
    <style:style style:name="T30" style:family="text">
      <style:text-properties fo:font-style="normal" officeooo:rsid="00c1b61b" style:font-style-asian="normal" style:font-style-complex="normal"/>
    </style:style>
    <style:style style:name="T31" style:family="text">
      <style:text-properties fo:font-style="normal" officeooo:rsid="00c1c8ba" style:font-style-asian="normal" style:font-style-complex="normal"/>
    </style:style>
    <style:style style:name="T32" style:family="text">
      <style:text-properties fo:font-style="normal" officeooo:rsid="00c254b0" style:font-style-asian="normal" style:font-style-complex="normal"/>
    </style:style>
    <style:style style:name="T33" style:family="text">
      <style:text-properties fo:font-style="normal" officeooo:rsid="00cb7a0a" style:font-style-asian="normal" style:font-style-complex="normal"/>
    </style:style>
    <style:style style:name="T34" style:family="text">
      <style:text-properties fo:font-style="normal" officeooo:rsid="00cd0cfb" style:font-style-asian="normal" style:font-style-complex="normal"/>
    </style:style>
    <style:style style:name="T35" style:family="text">
      <style:text-properties fo:font-style="normal" officeooo:rsid="00ce1d76" style:font-style-asian="normal" style:font-style-complex="normal"/>
    </style:style>
    <style:style style:name="T36" style:family="text">
      <style:text-properties fo:font-style="normal" officeooo:rsid="00c8cd9e" style:font-style-asian="normal" style:font-style-complex="normal"/>
    </style:style>
    <style:style style:name="T37" style:family="text">
      <style:text-properties fo:font-style="normal" officeooo:rsid="00d32a93" style:font-style-asian="normal" style:font-style-complex="normal"/>
    </style:style>
    <style:style style:name="T38" style:family="text">
      <style:text-properties fo:font-style="normal" officeooo:rsid="00d7d768" style:font-style-asian="normal" style:font-style-complex="normal"/>
    </style:style>
    <style:style style:name="T39" style:family="text">
      <style:text-properties fo:font-style="normal" officeooo:rsid="00d90baf" style:font-style-asian="normal" style:font-style-complex="normal"/>
    </style:style>
    <style:style style:name="T40" style:family="text">
      <style:text-properties fo:font-style="normal" officeooo:rsid="00cee007" style:font-style-asian="normal" style:font-style-complex="normal"/>
    </style:style>
    <style:style style:name="T41" style:family="text">
      <style:text-properties fo:font-style="normal" officeooo:rsid="00fc6b86" style:font-style-asian="normal" style:font-style-complex="normal"/>
    </style:style>
    <style:style style:name="T42" style:family="text">
      <style:text-properties fo:font-style="normal" officeooo:rsid="010037ff" style:font-style-asian="normal" style:font-style-complex="normal"/>
    </style:style>
    <style:style style:name="T43" style:family="text">
      <style:text-properties fo:font-style="normal" officeooo:rsid="010190bb" style:font-style-asian="normal" style:font-style-complex="normal"/>
    </style:style>
    <style:style style:name="T44" style:family="text">
      <style:text-properties style:font-name="Source Code Pro" officeooo:rsid="00bed8c7"/>
    </style:style>
    <style:style style:name="T45" style:family="text">
      <style:text-properties style:font-name="DejaVu Sans Mono" officeooo:rsid="00d32a93"/>
    </style:style>
    <style:style style:name="T46" style:family="text">
      <style:text-properties style:font-name="DejaVu Sans Mono" officeooo:rsid="00d9e056"/>
    </style:style>
    <style:style style:name="T47" style:family="text">
      <style:text-properties officeooo:rsid="00c6f1bc"/>
    </style:style>
    <style:style style:name="T48" style:family="text">
      <style:text-properties officeooo:rsid="00c8cd9e"/>
    </style:style>
    <style:style style:name="T49" style:family="text">
      <style:text-properties officeooo:rsid="00c9db84"/>
    </style:style>
    <style:style style:name="T50" style:family="text">
      <style:text-properties officeooo:rsid="00cb7a0a"/>
    </style:style>
    <style:style style:name="T51" style:family="text">
      <style:text-properties officeooo:rsid="00d32a93"/>
    </style:style>
    <style:style style:name="T52" style:family="text">
      <style:text-properties officeooo:rsid="00d60c6d"/>
    </style:style>
    <style:style style:name="T53" style:family="text">
      <style:text-properties officeooo:rsid="00db4792"/>
    </style:style>
    <style:style style:name="T54" style:family="text">
      <style:text-properties officeooo:rsid="00dd2904"/>
    </style:style>
    <style:style style:name="T55" style:family="text">
      <style:text-properties officeooo:rsid="00df3f05"/>
    </style:style>
    <style:style style:name="T56" style:family="text">
      <style:text-properties officeooo:rsid="00e0a62d"/>
    </style:style>
    <style:style style:name="T57" style:family="text">
      <style:text-properties officeooo:rsid="00e18339"/>
    </style:style>
    <style:style style:name="T58" style:family="text">
      <style:text-properties officeooo:rsid="00e2b81f"/>
    </style:style>
    <style:style style:name="T59" style:family="text">
      <style:text-properties officeooo:rsid="00e3763f"/>
    </style:style>
    <style:style style:name="T60" style:family="text">
      <style:text-properties officeooo:rsid="00e8fe74"/>
    </style:style>
    <style:style style:name="T61" style:family="text">
      <style:text-properties officeooo:rsid="00eaaab9"/>
    </style:style>
    <style:style style:name="T62" style:family="text">
      <style:text-properties officeooo:rsid="00f2fcd4"/>
    </style:style>
    <style:style style:name="T63" style:family="text">
      <style:text-properties officeooo:rsid="00f33ad1"/>
    </style:style>
    <style:style style:name="T64" style:family="text">
      <style:text-properties officeooo:rsid="00f3c988"/>
    </style:style>
    <style:style style:name="T65" style:family="text">
      <style:text-properties officeooo:rsid="00f59109"/>
    </style:style>
    <style:style style:name="T66" style:family="text">
      <style:text-properties officeooo:rsid="00f68f3f"/>
    </style:style>
    <style:style style:name="T67" style:family="text">
      <style:text-properties officeooo:rsid="00f845be"/>
    </style:style>
    <style:style style:name="T68" style:family="text">
      <style:text-properties officeooo:rsid="00f94db7"/>
    </style:style>
    <style:style style:name="T69" style:family="text">
      <style:text-properties officeooo:rsid="00fa206d"/>
    </style:style>
    <style:style style:name="T70" style:family="text">
      <style:text-properties officeooo:rsid="010232d8"/>
    </style:style>
    <style:style style:name="T71" style:family="text">
      <style:text-properties officeooo:rsid="0104345d"/>
    </style:style>
    <style:style style:name="T72" style:family="text">
      <style:text-properties officeooo:rsid="0106996d"/>
    </style:style>
    <style:style style:name="T73" style:family="text">
      <style:text-properties officeooo:rsid="010eda4f"/>
    </style:style>
    <style:style style:name="T74" style:family="text">
      <style:text-properties style:text-position="super 58%" officeooo:rsid="010eda4f"/>
    </style:style>
    <style:style style:name="T75" style:family="text">
      <style:text-properties style:font-name="DejaVu Sans Mono1" fo:font-size="13pt" style:font-size-asian="13pt" style:font-size-complex="13pt"/>
    </style:style>
    <style:style style:name="T76" style:family="text">
      <style:text-properties style:font-name="DejaVu Sans mono" fo:font-size="13pt" style:font-size-asian="13pt" style:font-size-complex="13pt"/>
    </style:style>
    <style:style style:name="T77" style:family="text">
      <style:text-properties fo:font-weight="normal" officeooo:rsid="00c326b5" style:font-weight-asian="normal" style:font-weight-complex="normal"/>
    </style:style>
    <style:style style:name="T78" style:family="text">
      <style:text-properties fo:font-weight="normal" officeooo:rsid="00c5739a" style:font-weight-asian="normal" style:font-weight-complex="normal"/>
    </style:style>
    <style:style style:name="T79" style:family="text">
      <style:text-properties fo:font-weight="normal" officeooo:rsid="011a35eb" style:font-weight-asian="normal" style:font-weight-complex="normal"/>
    </style:style>
    <style:style style:name="T80" style:family="text">
      <style:text-properties fo:font-weight="normal" officeooo:rsid="000c2c23" style:font-weight-asian="normal" style:font-weight-complex="normal"/>
    </style:style>
    <style:style style:name="T81" style:family="text">
      <style:text-properties fo:font-weight="normal" officeooo:rsid="00882653" style:font-weight-asian="normal" style:font-size-complex="14pt" style:font-weight-complex="normal"/>
    </style:style>
    <style:style style:name="T82" style:family="text">
      <style:text-properties officeooo:rsid="01183ba0"/>
    </style:style>
    <style:style style:name="T83" style:family="text">
      <style:text-properties officeooo:rsid="011a35eb"/>
    </style:style>
    <style:style style:name="T84" style:family="text">
      <style:text-properties officeooo:rsid="00090e62"/>
    </style:style>
    <style:style style:name="T85" style:family="text">
      <style:text-properties fo:font-size="15pt" fo:language="en" fo:country="US" style:font-size-asian="15pt" style:font-name-complex="Cambria3"/>
    </style:style>
    <style:style style:name="T86" style:family="text">
      <style:text-properties fo:font-size="15pt" fo:language="en" fo:country="US" officeooo:rsid="0120fa53" style:font-size-asian="15pt" style:font-name-complex="Cambria3"/>
    </style:style>
    <style:style style:name="T87" style:family="text">
      <style:text-properties officeooo:rsid="0120bae9"/>
    </style:style>
    <style:style style:name="T88" style:family="text">
      <style:text-properties officeooo:rsid="0125fcd6"/>
    </style:style>
    <style:style style:name="T89" style:family="text">
      <style:text-properties officeooo:rsid="012608e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Cantarel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text:bookmark-start text:name="__RefHeading___Toc1878_572477371"/>CUỘC THI KHOA HỌC KĨ THUẬT CẤP TRƯỜNG DÀNH CHO HỌC SINH PHỔ THÔNG NĂM 2015-2016<text:bookmark-end text:name="__RefHeading___Toc1878_572477371"/></text:h>
      <text:p text:style-name="P5"/>
      <text:p text:style-name="P6">TRƯỜNG THPT CHUYÊN LÊ QUÝ ĐÔN</text:p>
      <text:p text:style-name="P6"/>
      <text:h text:style-name="P38" text:outline-level="1"><text:bookmark-start text:name="__RefHeading___Toc1880_572477371"/><text:span text:style-name="T20">Mô phỏng hệ thống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12">Hồ Tuấn Kiệt</text:span><text:span text:style-name="T13"> &lt;</text:span><text:a xlink:type="simple" xlink:href="mailto:tuankiet65@gmail.com" text:style-name="Internet_20_link" text:visited-style-name="Visited_20_Internet_20_Link"><text:span text:style-name="T13">tuankiet65@gmail.com</text:span></text:a><text:span text:style-name="T13">&gt;</text:span></text:p>
      <text:p text:style-name="P4"><text:span text:style-name="T15">Nguyễn Lê Lý Bằng</text:span><text:span text:style-name="T13"> </text:span><text:span text:style-name="T14">&lt;</text:span><text:a xlink:type="simple" xlink:href="mailto:bangjdev@gmail.com" text:style-name="Internet_20_link" text:visited-style-name="Visited_20_Internet_20_Link"><text:span text:style-name="T16">bangjdev@gmail.com</text:span></text:a><text:span text:style-name="T14">&gt;</text:span></text:p>
      <text:p text:style-name="P52"/>
      <text:p text:style-name="P33"><text:span text:style-name="T80">Giới thiệu: </text:span><text:span text:style-name="T84">Các thành viên trong nhóm</text:span></text:p>
      <text:list xml:id="list7523814826305941567" text:style-name="L17">
        <text:list-item>
          <text:p text:style-name="P34">Hồ Tuấn Kiệt (trưởng nhóm)</text:p>
        </text:list-item>
      </text:list>
      <text:list xml:id="list3371826400744299616" text:style-name="L21">
        <text:list-item>
          <text:list>
            <text:list-item>
              <text:p text:style-name="P35"><text:span text:style-name="T85">Học sinh lớp </text:span><text:span text:style-name="T86">10A5 trường THPT Chuyên Lê Quý Đôn</text:span></text:p>
            </text:list-item>
            <text:list-item>
              <text:p text:style-name="P53">Điện thoại: 0915894548</text:p>
            </text:list-item>
            <text:list-item>
              <text:p text:style-name="P36"><text:span text:style-name="T2">Email: </text:span><text:a xlink:type="simple" xlink:href="mailto:tuankiet65@gmail.com" text:style-name="Internet_20_link" text:visited-style-name="Visited_20_Internet_20_Link"><text:span text:style-name="T2">tuankiet65@gmail.com</text:span></text:a></text:p>
            </text:list-item>
            <text:list-item>
              <text:p text:style-name="P57"><text:span text:style-name="T5">F</text:span><text:span text:style-name="T4">acebook: </text:span><text:a xlink:type="simple" xlink:href="https://www.facebook.com/tuankiet65" text:style-name="Internet_20_link" text:visited-style-name="Visited_20_Internet_20_Link">https://www.facebook.com/tuankiet65</text:a></text:p>
            </text:list-item>
          </text:list>
        </text:list-item>
      </text:list>
      <text:list xml:id="list142939508153684" text:continue-list="list7523814826305941567" text:style-name="L17">
        <text:list-item>
          <text:p text:style-name="P55">Nguyễn Lê Lý Bằng</text:p>
        </text:list-item>
      </text:list>
      <text:list xml:id="list3714254132528418181" text:style-name="L22">
        <text:list-item>
          <text:list>
            <text:list-item>
              <text:p text:style-name="P54">Học sinh lớp <text:span text:style-name="T87">10A5 </text:span>trường TH<text:span text:style-name="T87">PT Chuyên Lê Quý Đôn</text:span></text:p>
            </text:list-item>
            <text:list-item>
              <text:p text:style-name="P54">Điện thoại: 0905086522</text:p>
            </text:list-item>
            <text:list-item>
              <text:p text:style-name="P37"><text:span text:style-name="T17">Email: </text:span><text:a xlink:type="simple" xlink:href="mailto:bangjdev@gmail.com" text:style-name="Internet_20_link" text:visited-style-name="Visited_20_Internet_20_Link"><text:span text:style-name="T18">bangjdev@gmail.com</text:span></text:a></text:p>
            </text:list-item>
            <text:list-item>
              <text:p text:style-name="P37"><text:span text:style-name="T6">F</text:span><text:span text:style-name="T4">acebook: </text:span><text:a xlink:type="simple" xlink:href="https://www.facebook.com/bangjdev" text:style-name="Internet_20_link" text:visited-style-name="Visited_20_Internet_20_Link">https://www.facebook.com/bangjdev</text:a></text:p>
            </text:list-item>
          </text:list>
        </text:list-item>
      </text:list>
      <text:list xml:id="list142939794955944" text:continue-list="list142939508153684" text:style-name="L17">
        <text:list-item>
          <text:p text:style-name="P56">Thầy Đỗ Văn Nhỏ (người hướng dẫn)</text:p>
        </text:list-item>
      </text:list>
      <text:list xml:id="list2612845797626910655" text:style-name="L24">
        <text:list-item>
          <text:list>
            <text:list-header>
              <text:p text:style-name="P58"/>
            </text:list-header>
            <text:list-item>
              <text:p text:style-name="P50"><text:span text:style-name="T4">Email: </text:span><text:a xlink:type="simple" xlink:href="mailto:dovannho@gmail.com" text:style-name="Internet_20_link" text:visited-style-name="Visited_20_Internet_20_Link"><text:span text:style-name="T7">dovannho@gmail.com</text:span></text:a></text:p>
            </text:list-item>
            <text:list-item>
              <text:p text:style-name="P51">Đơn vị công tác: Giáo viên tổ Toán – Tin trường THPT chuyên Lê Quý Đôn.</text:p>
            </text:list-item>
            <text:list-item>
              <text:p text:style-name="P51">Địa chỉ liên hệ: Số nhà K204/9 đường Hải Phòng, quận Hải Châu, thành phố Đà Nẵng.</text:p>
            </text:list-item>
            <text:list-item>
              <text:p text:style-name="P50"><text:span text:style-name="T8">Kinh nghiệm người hướng dẫn: Đã có nhiều năm kinh nghiệm trong việc giảng dạy giải thuật lập trình, từng hướng dẫn học sinh dự thi các bảng thi phần cứng và đạt giải cao.</text:span></text:p>
            </text:list-item>
          </text:list>
        </text:list-item>
      </text:list>
      <text:h text:style-name="P40" text:outline-level="1"><text:bookmark-start text:name="__RefHeading___Toc1740_572477371"/>Tóm tắt nội dung dự án<text:bookmark-end text:name="__RefHeading___Toc1740_572477371"/></text:h>
      <text:p text:style-name="P7"><text:tab/>Dự án “Mô hình robot phân phối hàng hóa trong kho bãi” của nhóm hướng đến việc xây dựng, thiết kế một <text:span text:style-name="T89">mô hình </text:span>robot <text:span text:style-name="T88">thực hiện</text:span> việc vận chuyển các hàng hóa, linh kiện sản xuất trong nhà máy giữa các phân xưởng, kho. Mặc dù là mô hình mô phỏng, sản phẩm vẫn đảm bảo đầy đủ các tính năng dự tính giống như trong hệ thống thực, hoạt động đúng, đảm bảo cả về quy trình lẫn cách thức như trong hệ thống thực.</text:p>
      <text:list xml:id="list1201270200772213761" text:style-name="L1">
        <text:list-item>
          <text:p text:style-name="P60">Tên dự án: <text:tab/>Mô hình robot phân phối hàng hóa trong kho bãi.</text:p>
        </text:list-item>
        <text:list-item>
          <text:p text:style-name="P60">Kích cỡ robot: 36cm x 27cm x 12cm.</text:p>
        </text:list-item>
        <text:list-item>
          <text:p text:style-name="P60">Khối lượng: ~2.5 (kg).</text:p>
        </text:list-item>
        <text:list-item>
          <text:p text:style-name="P60">Trọng tải tối đa: <text:tab/><text:span text:style-name="T60">1</text:span> (kg).</text:p>
        </text:list-item>
        <text:list-item>
          <text:p text:style-name="P60">Tính năng cơ bản của sản phẩm:</text:p>
          <text:list>
            <text:list-item>
              <text:p text:style-name="P60">Vận chuyển hàng hóa, linh kiện tự động mà không cần sự trợ giúp của con người (trừ việc lựa chọn đích đến cho robot).</text:p>
            </text:list-item>
            <text:list-item>
              <text:p text:style-name="P60">Tự động dừng khi phát hiện vật cản.</text:p>
            </text:list-item>
            <text:list-item>
              <text:p text:style-name="P61">Định nghĩa điểm dừng (trạm dừng, kho, phân xưởng) qua thẻ RFID.</text:p>
            </text:list-item>
          </text:list>
        </text:list-item>
        <text:list-item>
          <text:p text:style-name="P61">Phạm vi ứng dụng của sản phẩm: </text:p>
          <text:list>
            <text:list-item>
              <text:p text:style-name="P60">Trong thời gian thực hiện sản phẩm, <text:span text:style-name="T82">chúng tôi </text:span>hướng đến việc có thể ứng dụng sản phẩm trong các khu phân xưởng, nhà máy nhỏ (Sẽ phát triển cho các nhà máy lớn hơn trong tương lai).</text:p>
            </text:list-item>
            <text:list-item>
              <text:p text:style-name="P60">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41" text:outline-level="1"><text:bookmark-start text:name="__RefHeading___Toc1742_572477371"/>Nguyên lý hoạt động<text:bookmark-end text:name="__RefHeading___Toc1742_572477371"/></text:h>
      <text:h text:style-name="P42" text:outline-level="2"><text:bookmark-start text:name="__RefHeading___Toc1744_572477371"/>Quy tắc điều hướng robot:<text:bookmark-end text:name="__RefHeading___Toc1744_572477371"/></text:h>
      <text:list xml:id="list901836818637828856" text:style-name="L2">
        <text:list-item>
          <text:p text:style-name="P62">Hệ thống robot gồm 2 bánh xe 100mm có gắn động cơ ở phía sau và 2 bánh xe omni (bánh xe đa hướng) ở phía trước.</text:p>
        </text:list-item>
        <text:list-item>
          <text:p text:style-name="P62">Khi cần rẽ, hai motor sẽ chạy ngược hướng nhau để robot có thể rẽ mà không cần bánh trước phải quay.</text:p>
        </text:list-item>
      </text:list>
      <text:h text:style-name="P43" text:outline-level="2"><text:bookmark-start text:name="__RefHeading___Toc1746_572477371"/>Quy tắc dò đường <text:span text:style-name="T64">(dò line)</text:span>:<text:bookmark-end text:name="__RefHeading___Toc1746_572477371"/></text:h>
      <text:list xml:id="list4140829285530095000" text:style-name="L3">
        <text:list-item>
          <text:p text:style-name="P63">Hệ thống dò line bao gồm 5 cảm biến hồng ngoại (1 cảm biến giữa, 2 cảm biến trái, hai cảm biến phải).</text:p>
        </text:list-item>
        <text:list-item>
          <text:p text:style-name="P63">Mỗi cặp cảm biến gồm một đèn <text:span text:style-name="T65">LED </text:span>phát ánh sáng hồng ngoại và một cảm biến cường độ ánh sáng hồng ngoại.</text:p>
        </text:list-item>
        <text:list-item>
          <text:p text:style-name="P63">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63">Tín hiệu thu được sẽ được gửi về mạch chính, xử lý, sau đó truyền lệnh cho hệ thống động cơ.</text:p>
        </text:list-item>
      </text:list>
      <text:h text:style-name="P44" text:outline-level="2"><text:bookmark-start text:name="__RefHeading___Toc1748_572477371"/>Liên lạc giữa mạch chính và mạch điều khiển động cơ<text:bookmark-end text:name="__RefHeading___Toc1748_572477371"/></text:h>
      <text:p text:style-name="P18"><text:tab/><text:span text:style-name="T73">Chúng tôi sử dụng phương thức giao tiếp I</text:span><text:span text:style-name="T74">2</text:span><text:span text:style-name="T73">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74">2</text:span><text:span text:style-name="T73">C còn hỗ trợ nhiều thiết bị trên cùng 2 dây, tức là mạch chính vừa có thể giao tiếp với LCD và mạch điều khiển động cơ.</text:span></text:p>
      <text:p text:style-name="P17"><text:tab/><text:span text:style-name="T73">Các câu lệnh mà mạch chính có thể ra lệnh là:</text:span></text:p>
      <text:list xml:id="list5787199807939006830" text:style-name="L4">
        <text:list-item>
          <text:p text:style-name="P64"><text:span text:style-name="T75">I2C_INIT</text:span>: Thiết lập các thông số để mạch điều khiển động cơ sẵn sàng hoạt động</text:p>
        </text:list-item>
        <text:list-item>
          <text:p text:style-name="P64"><text:span text:style-name="T76">I2C_SET_SPEED</text:span>: Thiết lập tốc độ chạy của hai động cơ, có thông số là tốc độ chạy (trong khoảng từ 0-255)</text:p>
        </text:list-item>
        <text:list-item>
          <text:p text:style-name="P64"><text:span text:style-name="T75">I2C_SET_DIRECTION</text:span>: Thiết lập hướng chạy của robot, thông số là một trong bốn hướng sau đây:</text:p>
          <text:list>
            <text:list-item>
              <text:p text:style-name="P64"><text:span text:style-name="T75">M_FORWARD</text:span>: đi tới</text:p>
            </text:list-item>
            <text:list-item>
              <text:p text:style-name="P64"><text:span text:style-name="T75">M_BACKWARD</text:span>: đi lui</text:p>
            </text:list-item>
            <text:list-item>
              <text:p text:style-name="P64"><text:span text:style-name="T75">M_RIGHT</text:span>: đi qua phải</text:p>
            </text:list-item>
            <text:list-item>
              <text:p text:style-name="P64"><text:soft-page-break/><text:span text:style-name="T75">M_LEFT</text:span>: đi qua trái</text:p>
            </text:list-item>
          </text:list>
        </text:list-item>
      </text:list>
      <text:p text:style-name="P16"><text:tab/>Quy trình gửi tín hiệu như sau:</text:p>
      <text:list xml:id="list299530715432374596" text:style-name="L5">
        <text:list-item>
          <text:p text:style-name="P65">Mạch chính dùng hàm <text:span text:style-name="T75">motorI2CSendCommand()</text:span> để gửi tín hiệu cho mạch motor</text:p>
        </text:list-item>
        <text:list-item>
          <text:p text:style-name="P65">Mạch motor nhận tín hiệu, sau đó phản hồi về hai giá trị:</text:p>
          <text:list>
            <text:list-item>
              <text:p text:style-name="P65">Câu lênh nhận được</text:p>
            </text:list-item>
            <text:list-item>
              <text:p text:style-name="P65">Kết quả của câu lệnh (thành công hay không)</text:p>
            </text:list-item>
          </text:list>
        </text:list-item>
        <text:list-item>
          <text:p text:style-name="P65">Hàm <text:span text:style-name="T75">motorI2CSendCommand()</text:span> trả về kết quả có thực hiện được câu lệnh hay không.</text:p>
        </text:list-item>
      </text:list>
      <text:h text:style-name="P45" text:outline-level="2"><text:bookmark-start text:name="__RefHeading___Toc1750_572477371"/>Quy tắc nhận biết điểm dừng<text:bookmark-end text:name="__RefHeading___Toc1750_572477371"/></text:h>
      <text:list xml:id="list4346148923207847990" text:style-name="L6">
        <text:list-item>
          <text:p text:style-name="P67">Để định nghĩa trạm dừng cho robot, chúng <text:span text:style-name="T66">tôi </text:span>sử dụng <text:span text:style-name="T66">các thẻ </text:span>RFID <text:span text:style-name="T66">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67">Mỗi địa điểm được nhận dạng bằng một thẻ RFID. </text:p>
        </text:list-item>
        <text:list-item>
          <text:p text:style-name="P67">Mỗi thẻ RFID có một số serial khác nhau và cố định với thẻ đó.</text:p>
        </text:list-item>
        <text:list-item>
          <text:p text:style-name="P67">Ta dùng mạch RFID MFRC522 để nhận biết các thẻ và đọc số serial từ các thẻ đó.</text:p>
        </text:list-item>
        <text:list-item>
          <text:p text:style-name="P67">Vì serial của các thẻ là cố định và duy nhất, nên ta có thể phân biệt rõ ràng giữa các trạm dừng với nhau.</text:p>
        </text:list-item>
      </text:list>
      <text:h text:style-name="P46" text:outline-level="2"><text:bookmark-start text:name="__RefHeading___Toc1752_572477371"/>Quy tắc nhận biết vật cản<text:bookmark-end text:name="__RefHeading___Toc1752_572477371"/></text:h>
      <text:list xml:id="list3317696601016373091" text:style-name="L7">
        <text:list-item>
          <text:p text:style-name="P68"><text:span text:style-name="T67">Có nhiều cách để nhận biết vật cản</text:span>, tuy nhiên, để đơn giản và tiết kiệm kinh phí, <text:span text:style-name="T67">chúng tôi</text:span> sử dụng module cảm biến siêu âm <text:span text:style-name="T19">HY-SRF05.</text:span></text:p>
        </text:list-item>
      </text:list>
      <text:list xml:id="list8955698831447821673" text:style-name="L8">
        <text:list-item>
          <text:p text:style-name="P69">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69">Từ thời gian đo được, ta có thể suy ra được khoảng cách <text:span text:style-name="T68">giữa </text:span>robot <text:span text:style-name="T68">và</text:span> vật cản gần nhất và cho dừng robot khi khoảng cách quá ngắn. Sau khi thử nghiệm, đo đạc, ước tính các vật cản có thể, <text:span text:style-name="T69">chúng tôi </text:span>quyết định khoảng cách an toàn cho robot là 20c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ntarell" svg:font-family="Cantarell" style:font-adornments="Regular"/>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5</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4T14:29:38.803000000</dc:date>
    <meta:editing-duration>PT22H14M42S</meta:editing-duration>
    <meta:editing-cycles>304</meta:editing-cycles>
    <meta:generator>LibreOffice/5.0.3.2$Windows_x86 LibreOffice_project/e5f16313668ac592c1bfb310f4390624e3dbfb75</meta:generator>
    <meta:document-statistic meta:table-count="0" meta:image-count="0" meta:object-count="0" meta:page-count="5" meta:paragraph-count="74" meta:word-count="1178" meta:character-count="5417" meta:non-whitespace-character-count="4353"/>
  </office:meta>
</office:document-meta>
</file>